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a06a" officeooo:paragraph-rsid="0012a06a"/>
    </style:style>
    <style:style style:name="P2" style:family="paragraph" style:parent-style-name="Table_20_Contents">
      <style:text-properties officeooo:rsid="0012a06a" officeooo:paragraph-rsid="0012a06a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officeooo:rsid="00135d01"/>
    </style:style>
    <style:style style:name="gr1" style:family="graphic">
      <style:graphic-properties draw:textarea-horizontal-align="justify" draw:textarea-vertical-align="middle" draw:auto-grow-height="false" fo:min-height="3.731cm" fo:min-width="3.7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678cm" fo:min-width="3.6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Programa en arduino</text:p>
          </table:table-cell>
          <table:table-cell table:style-name="Tabla1.B1" office:value-type="string">
            <text:p text:style-name="P2">Programa en raspberry</text:p>
          </table:table-cell>
        </table:table-row>
        <table:table-row>
          <table:table-cell table:style-name="Tabla1.A2" office:value-type="string">
            <text:p text:style-name="P2">1.- Leer valorSensor=lectura_sensor</text:p>
            <text:p text:style-name="P2">si valorSensor&gt;60</text:p>
            <text:p text:style-name="P2"><text:s text:c="3"/>poner a 0 el pin 8</text:p>
            <text:p text:style-name="P2">en caso contrario</text:p>
            <text:p text:style-name="P2"><text:s text:c="3"/>poner a 1 el pin 8</text:p>
            <text:p text:style-name="P2">hacer una pausa de 10 segundos</text:p>
            <text:p text:style-name="P2">ir al paso 1</text:p>
            <text:p text:style-name="P2"/>
          </table:table-cell>
          <table:table-cell table:style-name="Tabla1.B2" office:value-type="string">
            <text:p text:style-name="P2">1.- valorPin=leerPin3</text:p>
            <text:p text:style-name="P2">si valorPin=0</text:p>
            <text:p text:style-name="P2"><text:s text:c="4"/>imprimir(planta bien regada)</text:p>
            <text:p text:style-name="P2"><text:s text:c="4"/>enviar informacion a anvil <text:span text:style-name="T1">(uplink)</text:span></text:p>
            <text:p text:style-name="P2">en caso contrario</text:p>
            <text:p text:style-name="P2"><text:s text:c="4"/>imprimir(falta agua a la planta)</text:p>
            <text:p text:style-name="P2"><text:s text:c="4"/>enviar informacion a anvil</text:p>
            <text:p text:style-name="P2">hacer una pausa de 10 segundos</text:p>
            <text:p text:style-name="P2">ir al paso 1</text:p>
            <text:p text:style-name="P2"/>
          </table:table-cell>
        </table:table-row>
      </table:table>
      <text:p text:style-name="Standard"/>
      <text:p text:style-name="P1">Nota: el gnd del arduino se conecta al gnd del rapsberry</text:p>
      <text:p text:style-name="P1"><draw:custom-shape text:anchor-type="paragraph" draw:z-index="0" draw:name="Forma1" draw:style-name="gr1" draw:text-style-name="P3" svg:width="3.731cm" svg:height="3.731cm" svg:x="0.619cm" svg:y="1.937cm"><text:p/><draw:enhanced-geometry svg:viewBox="0 0 21600 21600" draw:type="rectangle" draw:enhanced-path="M 0 0 L 21600 0 21600 21600 0 21600 0 0 Z N"/></draw:custom-shape><draw:custom-shape text:anchor-type="paragraph" draw:z-index="1" draw:name="Forma2" draw:style-name="gr2" draw:text-style-name="P3" svg:width="3.678cm" svg:height="3.678cm" svg:x="11.758cm" svg:y="1.99cm"><text:p/><draw:enhanced-geometry svg:viewBox="0 0 21600 21600" draw:type="rectangle" draw:enhanced-path="M 0 0 L 21600 0 21600 21600 0 21600 0 0 Z N"/></draw:custom-shape><draw:line text:anchor-type="paragraph" draw:z-index="2" draw:name="Forma3" draw:style-name="gr3" draw:text-style-name="P3" svg:x1="4.35cm" svg:y1="2.783cm" svg:x2="11.758cm" svg:y2="2.836cm"><text:p/></draw:line><draw:line text:anchor-type="paragraph" draw:z-index="3" draw:name="Forma4" draw:style-name="gr3" draw:text-style-name="P3" svg:x1="4.35cm" svg:y1="4.741cm" svg:x2="11.758cm" svg:y2="4.741cm"><text:p/></draw:line><draw:frame text:anchor-type="paragraph" draw:z-index="4" draw:name="Forma6" draw:style-name="gr4" draw:text-style-name="P4" svg:width="1.35cm" svg:height="0.874cm" svg:x="4.985cm" svg:y="3.18cm"><draw:text-box><text:p>8</text:p></draw:text-box></draw:frame><draw:frame text:anchor-type="paragraph" draw:z-index="5" draw:name="Forma5" draw:style-name="gr5" draw:text-style-name="P4" svg:width="0.768cm" svg:height="0.503cm" svg:x="10.356cm" svg:y="3.233cm"><draw:text-box><text:p>3</text:p></draw:text-box></draw:frame><draw:frame text:anchor-type="paragraph" draw:z-index="6" draw:name="Forma7" draw:style-name="gr6" draw:text-style-name="P4" svg:width="1.853cm" svg:height="0.927cm" svg:x="4.8cm" svg:y="5.085cm"><draw:text-box><text:p>gnd</text:p></draw:text-box></draw:frame><draw:frame text:anchor-type="paragraph" draw:z-index="7" draw:name="Forma8" draw:style-name="gr7" draw:text-style-name="P4" svg:width="1.641cm" svg:height="0.662cm" svg:x="9.483cm" svg:y="5.059cm"><draw:text-box><text:p>gn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49:50.001391686</meta:creation-date>
    <dc:date>2020-07-20T11:02:25.427325997</dc:date>
    <meta:editing-duration>PT1M55S</meta:editing-duration>
    <meta:editing-cycles>1</meta:editing-cycles>
    <meta:document-statistic meta:table-count="1" meta:image-count="0" meta:object-count="0" meta:page-count="1" meta:paragraph-count="19" meta:word-count="81" meta:character-count="479" meta:non-whitespace-character-count="395"/>
    <meta:generator>LibreOffice/6.0.7.3$Linux_X86_64 LibreOffice_project/00m0$Build-3</meta:generator>
  </office:meta>
</office:document-meta>
</file>